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arial" svg:font-family="arial, verdana, sans-serif"/>
    <style:font-face style:name="Monospac821 BT" svg:font-family="'Monospac821 BT'" style:font-family-generic="modern" style:font-pitch="fixed"/>
    <style:font-face style:name="Liberation Serif" svg:font-family="'Liberation Serif'" style:font-family-generic="roman" style:font-pitch="variable"/>
    <style:font-face style:name="Coolvetica Rg" svg:font-family="'Coolvetica Rg'" style:font-family-generic="swiss" style:font-pitch="variable"/>
    <style:font-face style:name="Gill Sans MT Std Medium" svg:font-family="'Gill Sans MT Std Medium'" style:font-family-generic="swiss" style:font-pitch="variable"/>
    <style:font-face style:name="Gill Sans MT Std Medium1" svg:font-family="'Gill Sans MT Std Medium'" style:font-adornments="Medium"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Gill Sans MT Std Medium" officeooo:rsid="000226b2" officeooo:paragraph-rsid="000226b2"/>
    </style:style>
    <style:style style:name="P2" style:family="paragraph" style:parent-style-name="Standard">
      <style:text-properties style:font-name="Gill Sans MT Std Medium" fo:font-weight="bold" officeooo:rsid="000226b2" officeooo:paragraph-rsid="000226b2" style:font-weight-asian="bold" style:font-weight-complex="bold"/>
    </style:style>
    <style:style style:name="P3" style:family="paragraph" style:parent-style-name="Standard">
      <style:text-properties style:font-name="Monospac821 BT" officeooo:rsid="000226b2" officeooo:paragraph-rsid="000226b2"/>
    </style:style>
    <style:style style:name="P4" style:family="paragraph" style:parent-style-name="Standard">
      <style:text-properties style:font-name="Monospac821 BT" officeooo:rsid="000226b2" officeooo:paragraph-rsid="0002cad1"/>
    </style:style>
    <style:style style:name="P5" style:family="paragraph" style:parent-style-name="Standard">
      <style:text-properties style:font-name="Monospac821 BT" fo:font-weight="bold" officeooo:rsid="000226b2" officeooo:paragraph-rsid="000226b2" style:font-weight-asian="bold" style:font-weight-complex="bold"/>
    </style:style>
    <style:style style:name="P6" style:family="paragraph" style:parent-style-name="Standard">
      <style:text-properties style:font-name="Monospac821 BT" fo:font-weight="bold" officeooo:rsid="000226b2" officeooo:paragraph-rsid="0002cad1" style:font-weight-asian="bold" style:font-weight-complex="bold"/>
    </style:style>
    <style:style style:name="P7" style:family="paragraph" style:parent-style-name="Standard">
      <style:text-properties style:font-name="Monospac821 BT" style:text-underline-style="solid" style:text-underline-width="auto" style:text-underline-color="font-color" fo:font-weight="bold" officeooo:rsid="000226b2" officeooo:paragraph-rsid="000226b2" style:font-weight-asian="bold" style:font-weight-complex="bold"/>
    </style:style>
    <style:style style:name="P8" style:family="paragraph" style:parent-style-name="Standard">
      <style:text-properties style:font-name="Monospac821 BT" style:text-underline-style="solid" style:text-underline-width="auto" style:text-underline-color="font-color" fo:font-weight="bold" officeooo:rsid="000226b2" officeooo:paragraph-rsid="0002cad1" style:font-weight-asian="bold" style:font-weight-complex="bold"/>
    </style:style>
    <style:style style:name="P9" style:family="paragraph" style:parent-style-name="Standard">
      <style:text-properties style:font-name="Monospac821 BT" officeooo:rsid="000226b2" officeooo:paragraph-rsid="000226b2"/>
    </style:style>
    <style:style style:name="P10" style:family="paragraph" style:parent-style-name="Standard">
      <style:text-properties style:font-name="Monospac821 BT" style:text-underline-style="solid" style:text-underline-width="auto" style:text-underline-color="font-color" fo:font-weight="bold" officeooo:rsid="000226b2" officeooo:paragraph-rsid="000226b2" style:font-weight-asian="bold" style:font-weight-complex="bold"/>
    </style:style>
    <style:style style:name="P11" style:family="paragraph" style:parent-style-name="Standard">
      <style:text-properties style:font-name="Gill Sans MT Std Medium" fo:font-weight="bold" officeooo:rsid="000226b2" officeooo:paragraph-rsid="000226b2" style:font-weight-asian="bold" style:font-weight-complex="bold"/>
    </style:style>
    <style:style style:name="P12" style:family="paragraph" style:parent-style-name="Standard">
      <style:paragraph-properties fo:text-align="center" style:justify-single-word="false"/>
      <style:text-properties style:font-name="Gill Sans MT Std Medium" fo:font-weight="bold" officeooo:rsid="000226b2" officeooo:paragraph-rsid="000226b2" style:font-weight-asian="bold" style:font-weight-complex="bold"/>
    </style:style>
    <style:style style:name="P13" style:family="paragraph" style:parent-style-name="Standard">
      <style:paragraph-properties fo:text-align="center" style:justify-single-word="false"/>
      <style:text-properties style:font-name="Coolvetica Rg" fo:font-size="24pt" fo:font-weight="normal" officeooo:rsid="000226b2" officeooo:paragraph-rsid="00062406" style:font-size-asian="24pt" style:font-weight-asian="normal" style:font-size-complex="24pt" style:font-weight-complex="normal"/>
    </style:style>
    <style:style style:name="P14" style:family="paragraph" style:parent-style-name="Standard">
      <style:paragraph-properties fo:text-align="center" style:justify-single-word="false"/>
      <style:text-properties style:font-name="Coolvetica Rg" fo:font-size="40pt" fo:font-weight="normal" officeooo:rsid="000226b2" officeooo:paragraph-rsid="00062406" style:font-size-asian="40pt" style:font-weight-asian="normal" style:font-size-complex="40pt" style:font-weight-complex="normal"/>
    </style:style>
    <style:style style:name="P15" style:family="paragraph" style:parent-style-name="Standard">
      <style:paragraph-properties fo:text-align="center" style:justify-single-word="false"/>
      <style:text-properties style:font-name="Coolvetica Rg" fo:font-size="18pt" fo:font-weight="normal" officeooo:rsid="000226b2" officeooo:paragraph-rsid="00062406" style:font-size-asian="18pt" style:font-weight-asian="normal" style:font-size-complex="18pt" style:font-weight-complex="normal"/>
    </style:style>
    <style:style style:name="P16" style:family="paragraph" style:parent-style-name="Standard">
      <style:paragraph-properties fo:text-align="center" style:justify-single-word="false"/>
      <style:text-properties style:font-name="Coolvetica Rg" fo:font-size="18pt" fo:font-weight="normal" officeooo:rsid="00062406" officeooo:paragraph-rsid="00062406" style:font-size-asian="18pt" style:font-weight-asian="normal" style:font-size-complex="18pt" style:font-weight-complex="normal"/>
    </style:style>
    <style:style style:name="P17" style:family="paragraph" style:parent-style-name="Standard">
      <style:paragraph-properties fo:text-align="center" style:justify-single-word="false"/>
      <style:text-properties style:font-name="Gill Sans MT Std Medium" fo:font-size="24pt" style:text-underline-style="solid" style:text-underline-width="auto" style:text-underline-color="font-color" fo:font-weight="normal" officeooo:rsid="00062406" officeooo:paragraph-rsid="00062406" style:font-size-asian="24pt" style:font-weight-asian="normal" style:font-size-complex="24pt" style:font-weight-complex="normal"/>
    </style:style>
    <style:style style:name="P18" style:family="paragraph" style:parent-style-name="Standard">
      <style:text-properties style:font-name="Gill Sans MT Std Medium1" fo:font-weight="bold" officeooo:rsid="00062406" officeooo:paragraph-rsid="00062406" style:font-weight-asian="bold" style:font-weight-complex="bold"/>
    </style:style>
    <style:style style:name="P19" style:family="paragraph" style:parent-style-name="Standard">
      <style:text-properties style:font-name="Gill Sans MT Std Medium1" fo:font-size="14pt" fo:font-weight="normal" officeooo:rsid="00062406" officeooo:paragraph-rsid="00062406" style:font-size-asian="12.25pt" style:font-weight-asian="normal" style:font-size-complex="14pt" style:font-weight-complex="normal"/>
    </style:style>
    <style:style style:name="P20" style:family="paragraph" style:parent-style-name="Standard">
      <style:text-properties style:font-name="Gill Sans MT Std Medium1" fo:font-weight="normal" officeooo:rsid="00062406" officeooo:paragraph-rsid="00062406" style:font-weight-asian="normal" style:font-weight-complex="normal"/>
    </style:style>
    <style:style style:name="P21" style:family="paragraph" style:parent-style-name="Standard">
      <style:paragraph-properties fo:text-align="end" style:justify-single-word="false"/>
      <style:text-properties style:font-name="Gill Sans MT Std Medium1" fo:font-weight="normal" officeooo:rsid="00062406" officeooo:paragraph-rsid="00062406" style:font-weight-asian="normal" style:font-weight-complex="normal"/>
    </style:style>
    <style:style style:name="P22" style:family="paragraph" style:parent-style-name="Standard">
      <style:paragraph-properties fo:text-align="end" style:justify-single-word="false"/>
      <style:text-properties style:font-name="Gill Sans MT Std Medium1" fo:font-size="16pt" fo:font-weight="normal" officeooo:rsid="00051860" officeooo:paragraph-rsid="00051860" style:font-size-asian="16pt" style:font-weight-asian="normal" style:font-size-complex="16pt" style:font-weight-complex="normal"/>
    </style:style>
    <style:style style:name="P23" style:family="paragraph" style:parent-style-name="Standard">
      <style:paragraph-properties fo:text-align="end" style:justify-single-word="false"/>
      <style:text-properties style:font-name="Gill Sans MT Std Medium1" fo:font-size="16pt" fo:font-weight="bold" officeooo:rsid="00051860" officeooo:paragraph-rsid="00051860" style:font-size-asian="16pt" style:font-weight-asian="bold" style:font-size-complex="16pt" style:font-weight-complex="bold"/>
    </style:style>
    <style:style style:name="P24" style:family="paragraph" style:parent-style-name="Standard">
      <style:text-properties style:use-window-font-color="true" style:font-name="Gill Sans MT Std Medium" fo:font-weight="bold" officeooo:rsid="000226b2" officeooo:paragraph-rsid="000226b2" style:font-weight-asian="bold" style:font-weight-complex="bold"/>
    </style:style>
    <style:style style:name="P25" style:family="paragraph" style:parent-style-name="Standard">
      <style:paragraph-properties fo:text-align="center" style:justify-single-word="false"/>
      <style:text-properties style:use-window-font-color="true" style:font-name="Gill Sans MT Std Medium" fo:font-weight="bold" officeooo:rsid="000226b2" officeooo:paragraph-rsid="000226b2" style:font-weight-asian="bold" style:font-weight-complex="bold"/>
    </style:style>
    <style:style style:name="P26" style:family="paragraph" style:parent-style-name="Text_20_body">
      <style:paragraph-properties fo:text-align="center" style:justify-single-word="false"/>
      <style:text-properties fo:font-variant="normal" fo:text-transform="none" style:use-window-font-color="true" style:font-name="Gill Sans MT Std Medium1" fo:font-size="20pt" fo:letter-spacing="normal" fo:font-style="normal" fo:font-weight="bold" officeooo:rsid="00062406" officeooo:paragraph-rsid="00062406" style:font-size-asian="20pt" style:font-weight-asian="bold" style:font-size-complex="20pt" style:font-weight-complex="bold" fo:padding="0cm" fo:border="none"/>
    </style:style>
    <style:style style:name="P27" style:family="paragraph" style:parent-style-name="Heading_20_2">
      <style:paragraph-properties fo:text-align="center" style:justify-single-word="false"/>
      <style:text-properties fo:font-variant="normal" fo:text-transform="none" style:use-window-font-color="true" style:font-name="Gill Sans MT Std Medium1" fo:font-size="20pt" fo:letter-spacing="normal" fo:font-style="normal" fo:font-weight="bold" officeooo:rsid="000226b2" officeooo:paragraph-rsid="000226b2" style:font-size-asian="20pt" style:font-weight-asian="bold" style:font-size-complex="20pt" style:font-weight-complex="bold" fo:padding="0cm" fo:border="none"/>
    </style:style>
    <style:style style:name="T1" style:family="text">
      <style:text-properties style:font-name="Monospac821 BT"/>
    </style:style>
    <style:style style:name="T2" style:family="text">
      <style:text-properties style:font-name="Monospac821 BT" fo:font-weight="bold" style:font-weight-asian="bold" style:font-weight-complex="bold"/>
    </style:style>
    <style:style style:name="T3" style:family="text">
      <style:text-properties style:font-name="Monospac821 BT" fo:font-weight="bold" officeooo:rsid="000226b2" style:font-weight-asian="bold" style:font-weight-complex="bold"/>
    </style:style>
    <style:style style:name="T4" style:family="text">
      <style:text-properties style:font-name="Monospac821 BT" officeooo:rsid="00062406"/>
    </style:style>
    <style:style style:name="T5" style:family="text">
      <style:text-properties style:font-name="Monospac821 BT" officeooo:rsid="000226b2"/>
    </style:style>
    <style:style style:name="T6" style:family="text">
      <style:text-properties style:font-name="Monospac821 BT" fo:font-size="9pt"/>
    </style:style>
    <style:style style:name="T7" style:family="text">
      <style:text-properties officeooo:rsid="0002cad1"/>
    </style:style>
    <style:style style:name="T8" style:family="text">
      <style:text-properties officeooo:rsid="00062406"/>
    </style:style>
    <style:style style:name="T9" style:family="text">
      <style:text-properties fo:font-weight="bold" style:font-weight-asian="bold" style:font-weight-complex="bold"/>
    </style:style>
    <style:style style:name="T10" style:family="text">
      <style:text-properties officeooo:rsid="000226b2"/>
    </style:style>
    <style:style style:name="T11" style:family="text">
      <style:text-properties fo:font-size="9pt"/>
    </style:style>
    <style:style style:name="T12" style:family="text">
      <style:text-properties fo:font-size="14pt" style:font-size-asian="12.25pt" style:font-size-complex="14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text:p>
      <text:p text:style-name="P2"><text:span text:style-name="T1"/></text:p>
      <text:p text:style-name="P2"><text:span text:style-name="T1"/></text:p>
      <text:p text:style-name="P2"><text:span text:style-name="T1"/></text:p>
      <text:p text:style-name="P2"><text:span text:style-name="T1"/></text:p>
      <text:p text:style-name="P12"><text:span text:style-name="T1"/></text:p>
      <text:p text:style-name="P2"><text:span text:style-name="T1"/></text:p>
      <text:p text:style-name="P12"><text:span text:style-name="T1"/></text:p>
      <text:p text:style-name="P2"><text:span text:style-name="T1"/></text:p>
      <text:p text:style-name="P13"><text:span text:style-name="T8">OPEN SOURCE </text:span></text:p>
      <text:p text:style-name="P13"><text:span text:style-name="T8">MOTION PICTURE PROJECT</text:span></text:p>
      <text:p text:style-name="P14">“<text:span text:style-name="T8">BLUE EYES WITH A VENGEANCE”</text:span></text:p>
      <text:p text:style-name="P15"/>
      <text:p text:style-name="P16"><text:a xlink:type="simple" xlink:href="https://github.com/scipione205/BlueEyes-w-Vengeance" text:style-name="Internet_20_link" text:visited-style-name="Visited_20_Internet_20_Link">github.com/scipione205/BlueEyes-w-Vengeance</text:a></text:p>
      <text:p text:style-name="P15"/>
      <text:p text:style-name="P17">16mm FILM </text:p>
      <text:p text:style-name="P17">Costs report</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4"><text:span text:style-name="T1"/></text:p>
      <text:p text:style-name="P24"><text:span text:style-name="T1"/></text:p>
      <text:p text:style-name="P24"><text:span text:style-name="T1"/></text:p>
      <text:h text:style-name="P27" text:outline-level="2"><text:a xlink:type="simple" xlink:href="https://creativecommons.org/licenses/by-nc-sa/4.0/" text:style-name="Internet_20_link" text:visited-style-name="Visited_20_Internet_20_Link"><text:span text:style-name="T8">(</text:span></text:a><text:a xlink:type="simple" xlink:href="https://creativecommons.org/licenses/by-nc-sa/4.0/" text:style-name="Internet_20_link" text:visited-style-name="Visited_20_Internet_20_Link">CC</text:a><text:a xlink:type="simple" xlink:href="https://creativecommons.org/licenses/by-nc-sa/4.0/" text:style-name="Internet_20_link" text:visited-style-name="Visited_20_Internet_20_Link"><text:span text:style-name="T8">)</text:span></text:a><text:a xlink:type="simple" xlink:href="https://creativecommons.org/licenses/by-nc-sa/4.0/" text:style-name="Internet_20_link" text:visited-style-name="Visited_20_Internet_20_Link"> BY-NC-SA 4.0</text:a></text:h>
      <text:p text:style-name="P26">Carlo Lopez 2016</text:p>
      <text:p text:style-name="P25"><text:span text:style-name="T1"/></text:p>
      <text:p text:style-name="P2"><text:span text:style-name="T1"/></text:p>
      <text:p text:style-name="P18"><text:soft-page-break/><text:span text:style-name="T12">16mm FILM COSTS REPORT</text:span></text:p>
      <text:p text:style-name="P19"/>
      <text:p text:style-name="P20">This report was primarly intended to have an idea of how much does it cost to shoot on 16mm film, assuming that the production takes place in Brindisi (South Italy), and that a 16mm camera is already available.</text:p>
      <text:p text:style-name="P20"/>
      <text:p text:style-name="P20">The sourcing for the raw film stock is choosed to be from ANDEC Film (Berlin, Germany) because of a series of issues with italian people. </text:p>
      <text:p text:style-name="P20"/>
      <text:p text:style-name="P20">At this time a Beaulieau R16 camera is available, and it requires some modifications in order to shoot reliably.</text:p>
      <text:p text:style-name="P20"/>
      <text:p text:style-name="P20">Once the script is locked, different scenarios of shooting with rented 16mm Cameras and either shooting in 2-perf 35mm<text:span text:style-name="T10"> </text:span>will be investigated.</text:p>
      <text:p text:style-name="P2"><text:span text:style-name="T1"/></text:p>
      <text:p text:style-name="P2"><text:span text:style-name="T1"/></text:p>
      <text:p text:style-name="P2"><text:span text:style-name="T1">RAW </text:span><text:span text:style-name="T4">16mm Kodak </text:span><text:span text:style-name="T1">FILM STOCK (ANDEC – </text:span><text:a xlink:type="simple" xlink:href="http://www.andecfilm.de/" text:style-name="Internet_20_link" text:visited-style-name="Visited_20_Internet_20_Link"><text:span text:style-name="T1">andecfilm.de</text:span></text:a><text:span text:style-name="T1">)</text:span></text:p>
      <text:p text:style-name="P3"/>
      <text:p text:style-name="P3">LENGHT<text:tab/><text:tab/>NET<text:tab/><text:tab/><text:tab/>19% DE VAT</text:p>
      <text:p text:style-name="P3"/>
      <text:p text:style-name="P3">100 ft<text:tab/><text:tab/> 42.00 €<text:tab/><text:tab/> 49.98 €</text:p>
      <text:p text:style-name="P3"/>
      <text:p text:style-name="P3">400 ft<text:tab/><text:tab/>147.00 €<text:tab/><text:tab/>174.94 €</text:p>
      <text:p text:style-name="P3"/>
      <text:p text:style-name="P3">discount:<text:tab/>5-10% (500-1000€) / 10% students</text:p>
      <text:p text:style-name="P3"/>
      <text:p text:style-name="P1"><text:span text:style-name="T2">PROCESS AND SCAN ( AUGUSTUS COLOR – </text:span><text:a xlink:type="simple" xlink:href="http://www.augustcolor.it/" text:style-name="Internet_20_link" text:visited-style-name="Visited_20_Internet_20_Link"><text:span text:style-name="T2">augustcolor.it</text:span></text:a><text:span text:style-name="T2"> )</text:span></text:p>
      <text:p text:style-name="P3"/>
      <text:p text:style-name="P5">Process:</text:p>
      <text:p text:style-name="P3"/>
      <text:p text:style-name="P3"><text:tab/><text:tab/><text:tab/>NET<text:tab/><text:tab/><text:tab/>22% IT VAT</text:p>
      <text:p text:style-name="P3"/>
      <text:p text:style-name="P3">per METER<text:tab/><text:tab/> <text:s/>0.50 €<text:tab/><text:tab/> <text:s/>0.61 €</text:p>
      <text:p text:style-name="P3"/>
      <text:p text:style-name="P3">per FEET<text:tab/><text:tab/> <text:s/>0.15 €<text:tab/><text:tab/> <text:s/>0.19 €</text:p>
      <text:p text:style-name="P3"/>
      <text:p text:style-name="P5">Scan ( ARRISCAN – 2K DPX ):</text:p>
      <text:p text:style-name="P3"/>
      <text:p text:style-name="P3"><text:tab/><text:tab/><text:tab/>NET<text:tab/><text:tab/><text:tab/>22% IT VAT</text:p>
      <text:p text:style-name="P3"/>
      <text:p text:style-name="P3">per MINUTE<text:tab/> 20.00 €<text:tab/><text:tab/> 24.40 €</text:p>
      <text:p text:style-name="P3"/>
      <text:p text:style-name="P3">per METER<text:tab/><text:tab/> <text:s/>1.82 €<text:tab/><text:tab/> <text:s/>2.23 €</text:p>
      <text:p text:style-name="P3"/>
      <text:p text:style-name="P3">per FEET<text:tab/><text:tab/> <text:s/>0.55 €<text:tab/><text:tab/> <text:s/>0.68 €</text:p>
      <text:p text:style-name="P3"/>
      <text:p text:style-name="P3"/>
      <text:p text:style-name="P3"/>
      <text:p text:style-name="P3"/>
      <text:p text:style-name="P3"/>
      <text:p text:style-name="P7"><text:soft-page-break/>EXAMPLE <text:span text:style-name="T7">#1</text:span>:</text:p>
      <text:p text:style-name="P4">400ft 10% student from ANDEC, processed and scanned 2K DPX by AUGUSTUS COLOR;</text:p>
      <text:p text:style-name="P4"><text:span text:style-name="T7">ANDEC placed in Berlin, AUGUSTUS COLOR in Rome, Production takes place in Brindisi</text:span>:</text:p>
      <text:p text:style-name="P3"/>
      <text:p text:style-name="P3">Film<text:tab/><text:tab/><text:tab/> 157.46 €</text:p>
      <text:p text:style-name="P3">Process<text:tab/><text:tab/> <text:s/>74.42 €</text:p>
      <text:p text:style-name="P3">2K Scan<text:tab/><text:tab/> 270.88 €</text:p>
      <text:p text:style-name="P3">DE Ship<text:tab/><text:tab/> <text:s/>20.00 €<text:tab/><text:tab/>(provisional)</text:p>
      <text:p text:style-name="P3">IT Ship (x2)<text:tab/> <text:s text:c="2"/>9.90 €<text:tab/><text:tab/></text:p>
      <text:p text:style-name="P3"/>
      <text:p text:style-name="P5">TOTAL<text:tab/><text:tab/> 541.68 €</text:p>
      <text:p text:style-name="P5"/>
      <text:p text:style-name="P8"/>
      <text:p text:style-name="P8"/>
      <text:p text:style-name="P8"/>
      <text:p text:style-name="P8"/>
      <text:p text:style-name="P8"/>
      <text:p text:style-name="P8">EXAMPLE <text:span text:style-name="T7">#2</text:span>:</text:p>
      <text:p text:style-name="P4"><text:span text:style-name="T7">2 x </text:span>400ft 10% student from ANDEC, processed and scanned 2K DPX by AUGUSTUS COLOR:</text:p>
      <text:p text:style-name="P4"/>
      <text:p text:style-name="P4">Film<text:tab/><text:tab/><text:tab/> <text:span text:style-name="T7">314.92</text:span> €</text:p>
      <text:p text:style-name="P4">Process<text:tab/><text:tab/> <text:span text:style-name="T7">148.84</text:span> €</text:p>
      <text:p text:style-name="P4">2K Scan<text:tab/><text:tab/> <text:span text:style-name="T7">541.76</text:span> €</text:p>
      <text:p text:style-name="P4">DE Ship<text:tab/><text:tab/> <text:s/>20.00 €<text:tab/><text:tab/>(provisional)</text:p>
      <text:p text:style-name="P4">IT Ship (x2)<text:tab/> <text:s text:c="2"/>9.90 €<text:tab/><text:tab/></text:p>
      <text:p text:style-name="P4"/>
      <text:p text:style-name="P6">TOTAL<text:tab/><text:tab/><text:span text:style-name="T7">1043.56</text:span> €</text:p>
      <text:p text:style-name="P6"/>
      <text:p text:style-name="P6"/>
      <text:p text:style-name="P6"/>
      <text:p text:style-name="P6"/>
      <text:p text:style-name="P6"/>
      <text:p text:style-name="P6"/>
      <text:p text:style-name="P6"/>
      <text:p text:style-name="P6"/>
      <text:p text:style-name="P6"/>
      <text:p text:style-name="P6"/>
      <text:p text:style-name="P6"/>
      <text:p text:style-name="P22">12-05-2016</text:p>
      <text:p text:style-name="P23">CARLO LOPEZ</text:p>
      <text:p text:style-name="P21">Writer, Director for <text:s/>“Blue Eyes with a Vengeance”</text:p>
      <text:p text:style-name="P21"/>
      <text:p text:style-name="P21">scipione205@live.i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arial" svg:font-family="arial, verdana, sans-serif"/>
    <style:font-face style:name="Monospac821 BT" svg:font-family="'Monospac821 BT'" style:font-family-generic="modern" style:font-pitch="fixed"/>
    <style:font-face style:name="Liberation Serif" svg:font-family="'Liberation Serif'" style:font-family-generic="roman" style:font-pitch="variable"/>
    <style:font-face style:name="Coolvetica Rg" svg:font-family="'Coolvetica Rg'" style:font-family-generic="swiss" style:font-pitch="variable"/>
    <style:font-face style:name="Gill Sans MT Std Medium" svg:font-family="'Gill Sans MT Std Medium'" style:font-family-generic="swiss" style:font-pitch="variable"/>
    <style:font-face style:name="Gill Sans MT Std Medium1" svg:font-family="'Gill Sans MT Std Medium'" style:font-adornments="Medium"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SimSun" style:font-family-asian="SimSun" style:font-family-generic-asian="system" style:font-pitch-asian="variable" style:font-size-asian="18pt" style:font-weight-asian="bold" style:font-name-complex="Mangal" style:font-family-complex="Mangal"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05T14:29:56.028000000</meta:creation-date>
    <dc:date>2016-12-05T15:34:10.884000000</dc:date>
    <meta:editing-duration>PT30M26S</meta:editing-duration>
    <meta:editing-cycles>3</meta:editing-cycles>
    <meta:generator>LibreOffice/4.4.0.3$Windows_x86 LibreOffice_project/de093506bcdc5fafd9023ee680b8c60e3e0645d7</meta:generator>
    <meta:document-statistic meta:table-count="0" meta:image-count="0" meta:object-count="0" meta:page-count="3" meta:paragraph-count="49" meta:word-count="315" meta:character-count="1819" meta:non-whitespace-character-count="1464"/>
  </office:meta>
</office:document-meta>
</file>